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Liberation Sans', sans-serif"/>
    <style:font-face style:name="var ff-mono" svg:font-family="'var ff-mono'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6a11f" officeooo:paragraph-rsid="0006a11f"/>
    </style:style>
    <style:style style:name="P3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bold" style:font-weight-asian="bold" style:font-weight-complex="bold"/>
    </style:style>
    <style:style style:name="P4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style="italic" officeooo:rsid="0006a11f" style:font-style-asian="italic" style:font-style-complex="italic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style:font-style-asian="normal" style:font-style-complex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 officeooo:rsid="0006a11f" officeooo:paragraph-rsid="0006a11f" style:font-style-asian="normal" style:font-style-complex="normal"/>
    </style:style>
    <style:style style:name="T1" style:family="text">
      <style:text-properties officeooo:rsid="0006a11f"/>
    </style:style>
    <style:style style:name="T2" style:family="text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06a11f"/>
    </style:style>
    <style:style style:name="T4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081be5"/>
    </style:style>
    <style:style style:name="T5" style:family="text">
      <style:text-properties fo:font-variant="normal" fo:text-transform="none" fo:color="#24292f" loext:opacity="100%" style:font-name="apple-system" fo:font-size="12pt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fo:color="#24292f" loext:opacity="100%" style:font-name="apple-system" fo:font-size="12pt" fo:letter-spacing="normal" fo:font-style="normal" fo:font-weight="normal" officeooo:rsid="00081be5" style:font-style-asian="normal" style:font-style-complex="normal"/>
    </style:style>
    <style:style style:name="T7" style:family="text">
      <style:text-properties fo:font-variant="normal" fo:text-transform="none" fo:color="#24292f" loext:opacity="100%" style:font-name="apple-system" fo:font-size="12pt" fo:letter-spacing="normal" fo:font-weight="normal"/>
    </style:style>
    <style:style style:name="T8" style:family="text">
      <style:text-properties fo:font-variant="normal" fo:text-transform="none" fo:color="#24292f" loext:opacity="100%" style:font-name="apple-system" fo:font-size="12pt" fo:letter-spacing="normal" fo:font-weight="normal" officeooo:rsid="00081be5"/>
    </style:style>
    <style:style style:name="T9" style:family="text">
      <style:text-properties fo:color="#232629" loext:opacity="100%"/>
    </style:style>
    <style:style style:name="T10" style:family="text">
      <style:text-properties fo:color="#232629" loext:opacity="100%" style:font-name="apple-system1" fo:font-size="11.25pt"/>
    </style:style>
    <style:style style:name="T11" style:family="text">
      <style:text-properties fo:color="#232629" loext:opacity="100%" style:font-name="var ff-mono" fo:font-size="9.75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bookmark text:name="user-content-task-0"/><text:bookmark text:name="user-content-tasks"/>Task 0</text:h>
      <text:p text:style-name="P5"><text:span text:style-name="T2"><text:tab/></text:span><text:span text:style-name="T3">Done</text:span></text:p>
      <text:h text:style-name="P4" text:outline-level="4"><text:bookmark text:name="user-content-task-1"/>Task 1</text:h>
      <text:p text:style-name="P8">mykola@mykola-ROG-Strix-G531GT-G531GT:~/Рабочий стол/homework$ touch zoola1.txt</text:p>
      <text:p text:style-name="P8">mykola@mykola-ROG-Strix-G531GT-G531GT:~/Рабочий стол/homework$ touch zoola2004.txt</text:p>
      <text:p text:style-name="P8">mykola@mykola-ROG-Strix-G531GT-G531GT:~/Рабочий стол/homework$ touch zoola21.txt</text:p>
      <text:h text:style-name="P4" text:outline-level="4"><text:bookmark text:name="user-content-task-2"/>Task 2</text:h>
      <text:p text:style-name="P1"><text:span text:style-name="T1">T</text:span>he script is run ina subshel<text:span text:style-name="T1">l and can`t change the parent shell working directory.</text:span></text:p>
      <text:p text:style-name="P2"><text:span text:style-name="T10">To change the current shell's directory permanently you should use the </text:span><text:span text:style-name="Source_20_Text"><text:span text:style-name="T11">source</text:span></text:span><text:span text:style-name="T9"> </text:span><text:span text:style-name="T10">command, also aliased simply as </text:span><text:span text:style-name="Source_20_Text"><text:span text:style-name="T11">.</text:span></text:span><text:span text:style-name="T10">, which runs a script in the current shell environment instead of a sub shell.</text:span></text:p>
      <text:h text:style-name="P4" text:outline-level="4"><text:bookmark text:name="user-content-task-3"/>Task 3</text:h>
      <text:p text:style-name="P7">#!/bin/bash</text:p>
      <text:p text:style-name="P7"/>
      <text:p text:style-name="P7">today=$(date '+%a')</text:p>
      <text:p text:style-name="P7"/>
      <text:p text:style-name="P7">if [ $today == 'Сб' ] || [ $today == 'Вс' ] || [ $today == 'Sat' ] || [ $today == 'Sun' ]</text:p>
      <text:p text:style-name="P7"><text:tab/>then echo 'looks like number of the current day is a weekend day'</text:p>
      <text:p text:style-name="P7">else</text:p>
      <text:p text:style-name="P7"><text:tab/> echo 'looks like number of the current day is a working day'</text:p>
      <text:p text:style-name="P7">fi</text:p>
      <text:p text:style-name="P7"/>
      <text:h text:style-name="P4" text:outline-level="4"><text:bookmark text:name="user-content-task-4"/>Task 4</text:h>
      <text:p text:style-name="P6"><text:span text:style-name="T8">$</text:span><text:span text:style-name="T6"> </text:span><text:span text:style-name="T5">cat ./result.json | jq '.messages[].text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Liberation Sans', sans-serif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6:55:53.114966214</meta:creation-date>
    <dc:date>2022-01-29T22:43:23.394123771</dc:date>
    <meta:editing-duration>PT16M7S</meta:editing-duration>
    <meta:editing-cycles>4</meta:editing-cycles>
    <meta:generator>LibreOffice/7.2.5.2$Linux_X86_64 LibreOffice_project/20$Build-2</meta:generator>
    <meta:document-statistic meta:table-count="0" meta:image-count="0" meta:object-count="0" meta:page-count="1" meta:paragraph-count="19" meta:word-count="129" meta:character-count="844" meta:non-whitespace-character-count="730"/>
  </office:meta>
</office:document-meta>
</file>